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-title"><text:bookmark text:name="begin_question_title"/>[[QUESTION_TITLE]]<text:bookmark text:name="end_question_title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Standard" style:auto-update="true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999999">
        <style:background-image/>
      </style:paragraph-properties>
      <style:text-properties fo:font-size="12pt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03T21:51:09</meta:creation-date>
    <dc:creator>Ashok Hariharan</dc:creator>
    <dc:date>2007-09-06T18:55:38</dc:date>
    <dc:language>en-US</dc:language>
    <meta:editing-cycles>6</meta:editing-cycles>
    <meta:editing-duration>PT7M18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user-defined meta:name="bungeniEditorNotes" meta:value-type="string">&amp;lt;notes&amp;gt;&amp;lt;/notes&amp;gt;</meta:user-defined>
    <meta:document-statistic meta:table-count="0" meta:image-count="0" meta:object-count="0" meta:page-count="1" meta:paragraph-count="2" meta:word-count="4" meta:character-count="31"/>
  </office:meta>
</office:document-meta>
</file>